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Source Code Pro Light" svg:font-family="'Source Code Pro Light'"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ode">
      <style:text-properties officeooo:paragraph-rsid="001b5467"/>
    </style:style>
    <style:style style:name="P2" style:family="paragraph" style:parent-style-name="Code">
      <style:text-properties officeooo:rsid="002080f6" officeooo:paragraph-rsid="0020d4b9"/>
    </style:style>
    <style:style style:name="P3" style:family="paragraph" style:parent-style-name="Code">
      <style:text-properties officeooo:paragraph-rsid="0020d4b9"/>
    </style:style>
    <style:style style:name="P4" style:family="paragraph" style:parent-style-name="Code">
      <style:text-properties officeooo:paragraph-rsid="002439a7"/>
    </style:style>
    <style:style style:name="P5" style:family="paragraph" style:parent-style-name="Code">
      <style:text-properties officeooo:rsid="00256ca8" officeooo:paragraph-rsid="00256ca8"/>
    </style:style>
    <style:style style:name="P6" style:family="paragraph" style:parent-style-name="Subtitle">
      <style:text-properties officeooo:rsid="00160325" officeooo:paragraph-rsid="00160325"/>
    </style:style>
    <style:style style:name="P7" style:family="paragraph" style:parent-style-name="Text_20_body">
      <style:text-properties officeooo:rsid="001b3708" officeooo:paragraph-rsid="001b3708"/>
    </style:style>
    <style:style style:name="P8" style:family="paragraph" style:parent-style-name="Text_20_body">
      <style:text-properties officeooo:rsid="001ddacc" officeooo:paragraph-rsid="001ddacc"/>
    </style:style>
    <style:style style:name="P9" style:family="paragraph" style:parent-style-name="Text_20_body">
      <style:text-properties officeooo:rsid="002080f6" officeooo:paragraph-rsid="0020d4b9"/>
    </style:style>
    <style:style style:name="P10" style:family="paragraph" style:parent-style-name="Text_20_body">
      <style:text-properties officeooo:rsid="00294bf0" officeooo:paragraph-rsid="00294bf0"/>
    </style:style>
    <style:style style:name="P11" style:family="paragraph" style:parent-style-name="Text_20_body">
      <style:paragraph-properties fo:text-align="justify" style:justify-single-word="false"/>
      <style:text-properties officeooo:rsid="00199d10" officeooo:paragraph-rsid="001a9cd2"/>
    </style:style>
    <style:style style:name="P12" style:family="paragraph" style:parent-style-name="Text_20_body">
      <style:text-properties officeooo:rsid="0020d4b9" officeooo:paragraph-rsid="0020d4b9"/>
    </style:style>
    <style:style style:name="P13" style:family="paragraph" style:parent-style-name="Text_20_body">
      <style:text-properties officeooo:paragraph-rsid="002af181"/>
    </style:style>
    <style:style style:name="P14" style:family="paragraph" style:parent-style-name="Text_20_body">
      <style:text-properties officeooo:rsid="002b9cf3" officeooo:paragraph-rsid="002b9cf3"/>
    </style:style>
    <style:style style:name="P15" style:family="paragraph" style:parent-style-name="Text_20_body">
      <style:text-properties officeooo:paragraph-rsid="002b9cf3"/>
    </style:style>
    <style:style style:name="P16" style:family="paragraph" style:parent-style-name="Title">
      <style:text-properties officeooo:rsid="00160325" officeooo:paragraph-rsid="00160325"/>
    </style:style>
    <style:style style:name="P17" style:family="paragraph" style:parent-style-name="Heading_20_1">
      <style:paragraph-properties fo:break-before="page"/>
      <style:text-properties officeooo:rsid="0016555f" officeooo:paragraph-rsid="0016555f"/>
    </style:style>
    <style:style style:name="P18" style:family="paragraph" style:parent-style-name="Heading_20_1">
      <style:paragraph-properties fo:break-before="page"/>
      <style:text-properties officeooo:rsid="002af181" officeooo:paragraph-rsid="002af181"/>
    </style:style>
    <style:style style:name="P19" style:family="paragraph" style:parent-style-name="Heading_20_1">
      <style:paragraph-properties fo:break-before="page"/>
      <style:text-properties officeooo:rsid="002b9cf3" officeooo:paragraph-rsid="002b9cf3"/>
    </style:style>
    <style:style style:name="P20" style:family="paragraph" style:parent-style-name="Heading_20_2">
      <style:text-properties officeooo:rsid="001b3708" officeooo:paragraph-rsid="001b3708"/>
    </style:style>
    <style:style style:name="P21" style:family="paragraph" style:parent-style-name="Heading_20_2" style:list-style-name="">
      <style:text-properties officeooo:rsid="002080f6" officeooo:paragraph-rsid="002080f6"/>
    </style:style>
    <style:style style:name="P22" style:family="paragraph" style:parent-style-name="Heading_20_2">
      <style:paragraph-properties fo:break-before="page"/>
      <style:text-properties officeooo:rsid="002080f6" officeooo:paragraph-rsid="002080f6"/>
    </style:style>
    <style:style style:name="T1" style:family="text">
      <style:text-properties officeooo:rsid="001822bd"/>
    </style:style>
    <style:style style:name="T2" style:family="text">
      <style:text-properties officeooo:rsid="00196edf"/>
    </style:style>
    <style:style style:name="T3" style:family="text">
      <style:text-properties officeooo:rsid="00199d10"/>
    </style:style>
    <style:style style:name="T4" style:family="text">
      <style:text-properties officeooo:rsid="001b5467"/>
    </style:style>
    <style:style style:name="T5" style:family="text">
      <style:text-properties style:font-name="Source Code Pro Light" fo:font-size="10.5pt" officeooo:rsid="001b5467" style:font-size-asian="10.5pt" style:font-size-complex="10.5pt"/>
    </style:style>
    <style:style style:name="T6" style:family="text">
      <style:text-properties officeooo:rsid="001d0f2e"/>
    </style:style>
    <style:style style:name="T7" style:family="text">
      <style:text-properties officeooo:rsid="00225cfb"/>
    </style:style>
    <style:style style:name="T8" style:family="text">
      <style:text-properties officeooo:rsid="002439a7"/>
    </style:style>
    <style:style style:name="T9" style:family="text">
      <style:text-properties officeooo:rsid="002d1191"/>
    </style:style>
    <style:style style:name="T10" style:family="text">
      <style:text-properties officeooo:rsid="002b9cf3"/>
    </style:style>
    <style:style style:name="T11" style:family="text">
      <style:text-properties officeooo:rsid="002ee468"/>
    </style:style>
    <style:style style:name="T12" style:family="text">
      <style:text-properties officeooo:rsid="0030bd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Sistemes Concurrents i Paral·lels</text:p>
      <text:p text:style-name="P6">Pràctica 1</text:p>
      <text:p text:style-name="P6">Joel Aumedes i Joel Farré</text:p>
      <text:h text:style-name="P17" text:outline-level="1">Anàlisi del disseny</text:h>
      <text:p text:style-name="Text_20_body">Per a poder obtenir una versió més eficient i ràpida del problema Manfut, hem pensat que faria falta alguna cosa més que simplement repartir els equips <text:span text:style-name="T1">a calcular </text:span>entre els threads. <text:span text:style-name="T2">Per això, vam decidir </text:span><text:span text:style-name="T3">que la millor manera seria reescriure el problema, de manera que per a trobar tots els equips generéssim un arbre recursiu. </text:span></text:p>
      <text:p text:style-name="P11">La nostra idea original era implementar també programació dinàmica, però ho vam descartar, ja que les condicions del problema fan que sigui gairebé impossible que es repeteixi una configuració, i això causaria un sobrecost molt gran al haver de mantenir una matriu enorme de possibles configuracions.</text:p>
      <text:h text:style-name="P20" text:outline-level="2">Disseny sequencial</text:h>
      <text:p text:style-name="P7">La idea principal de la nostra implementació és la següent:</text:p>
      <text:p text:style-name="Code">Començant pe<text:span text:style-name="T4">r l’últim jugador</text:span>:</text:p>
      <text:p text:style-name="Code"><text:tab/><text:span text:style-name="T4">Tinc 2 opcions; Agafar-lo o no agafar-lo</text:span></text:p>
      <text:p text:style-name="Code"><text:tab/><text:span text:style-name="T4">Si l’agafo:</text:span></text:p>
      <text:p text:style-name="Code"><text:tab/><text:tab/><text:span text:style-name="T6">CRIDA RECURSIVA: </text:span><text:span text:style-name="T4">Repeteixo la funció amb el jugador a l’equip per calcular el millor equip amb aquest jugador</text:span></text:p>
      <text:p text:style-name="Code"><text:tab/><text:span text:style-name="T4">Si no l’agafo:</text:span></text:p>
      <text:p text:style-name="P1"><text:tab/><text:tab/><text:span text:style-name="T6">CRIDA RECURSIVA: </text:span><text:span text:style-name="T4">Repeteixo la funció amb el jugador </text:span><text:span text:style-name="T5">fora de</text:span><text:span text:style-name="T4"> l’equip per calcular el millor equip </text:span><text:span text:style-name="T5">sense</text:span><text:span text:style-name="T4"> aquest jugador</text:span></text:p>
      <text:p text:style-name="P1"><text:tab/><text:span text:style-name="T6">Un cop tinc els 2 equips:</text:span></text:p>
      <text:p text:style-name="P1"><text:tab/><text:span text:style-name="T6">Si el millor equip és agafant-lo:</text:span></text:p>
      <text:p text:style-name="P1"><text:tab/><text:tab/><text:span text:style-name="T6">Retorno el millor equip amb el jugador</text:span></text:p>
      <text:p text:style-name="P1"><text:tab/><text:span text:style-name="T6">Si el millor equip és sense agafar-lo:</text:span></text:p>
      <text:p text:style-name="P1"><text:tab/><text:tab/><text:span text:style-name="T6">Retorno el millor equip sense el jugador</text:span></text:p>
      <text:p text:style-name="P8">D’aquesta manera, pot semblar que solament calculem sobre un jugador, però, degut a les crides recursives, veiem que necessitem calcular tots els equips inferiors per a trobar el superior, per exemple, necessitem saber totes les combinacions de porters per a poder decidir sobre un defensa.</text:p>
      <text:h text:style-name="P21" text:outline-level="2"/>
      <text:h text:style-name="P22" text:outline-level="2">Aplicació de la concurrència</text:h>
      <text:p text:style-name="P9">En aquest cas, utilitzarem bisecció recursiva per a repartir les tasques. Tot i això, no podem generar threads a cada bisecció, ja que tenim un límit de threads i també perquè causaria un sobrecost immens. Aleshores el que fem és biseccionar amb un thread solament quan tenim un nombre inferior de threads actius als permesos. </text:p>
      <text:p text:style-name="P12">Per biseccionar utilitzem el següent disseny:</text:p>
      <text:p text:style-name="P3">Començant pe<text:span text:style-name="T4">r l’últim jugador</text:span>:</text:p>
      <text:p text:style-name="P3"><text:tab/><text:span text:style-name="T4">Tinc 2 opcions; Agafar-lo o no agafar-lo</text:span></text:p>
      <text:p text:style-name="P3"><text:tab/><text:span text:style-name="T4">Si l’agafo:</text:span></text:p>
      <text:p text:style-name="P3"><text:tab/><text:tab/><text:span text:style-name="T7">Si tinc espai per generar un thread:</text:span></text:p>
      <text:p text:style-name="P3"><text:tab/><text:tab/><text:tab/><text:span text:style-name="T7">pthread_create(</text:span><text:span text:style-name="T6">CRIDA RECURSIVA: </text:span><text:span text:style-name="T4">Repeteixo la funció amb el jugador a l’equip per calcular el millor equip amb aquest jugador</text:span><text:span text:style-name="T7">)</text:span></text:p>
      <text:p text:style-name="P3"><text:tab/><text:tab/><text:span text:style-name="T8">Si no tinc espai:</text:span></text:p>
      <text:p text:style-name="P4"><text:span text:style-name="T6"><text:tab/><text:tab/><text:tab/>CRIDA RECURSIVA: </text:span><text:span text:style-name="T4">Repeteixo la funció amb el jugador a l’equip per calcular el millor equip amb aquest jugador</text:span></text:p>
      <text:p text:style-name="P3"><text:tab/><text:span text:style-name="T4">Si no l’agafo:</text:span></text:p>
      <text:p text:style-name="P3"><text:tab/><text:tab/><text:span text:style-name="T6">CRIDA RECURSIVA: </text:span><text:span text:style-name="T4">Repeteixo la funció amb el jugador </text:span><text:span text:style-name="T5">fora de</text:span><text:span text:style-name="T4"> l’equip per calcular el millor equip </text:span><text:span text:style-name="T5">sense</text:span><text:span text:style-name="T4"> aquest jugador</text:span></text:p>
      <text:p text:style-name="P5"><text:tab/>Si he creat un thread:</text:p>
      <text:p text:style-name="P5"><text:tab/><text:tab/>pthread_join()</text:p>
      <text:p text:style-name="P3"><text:tab/><text:span text:style-name="T6">Un cop tinc els 2 equips:</text:span></text:p>
      <text:p text:style-name="P3"><text:tab/><text:span text:style-name="T6">Si el millor equip és agafant-lo:</text:span></text:p>
      <text:p text:style-name="P3"><text:tab/><text:tab/><text:span text:style-name="T6">Retorno el millor equip amb el jugador</text:span></text:p>
      <text:p text:style-name="P3"><text:tab/><text:span text:style-name="T6">Si el millor equip és sense agafar-lo:</text:span></text:p>
      <text:p text:style-name="P2"><text:tab/><text:tab/><text:span text:style-name="T6">Retorno el millor equip sense el jugador</text:span></text:p>
      <text:p text:style-name="P10">Realitzem la bisecció recursiva, però si no hi ha espai per a un thread nou, no el creem. Podem veure-ho de la següent manera: Al necessitar calcular si és millor agafar un jugador o no, el thread principal, si hi ha espai, crea un altre thread que calcularà afegint el jugador, i el thread principal calcularà sense afegir-lo. Si no hi ha espai el càlcul el farà tot el thread principal.</text:p>
      <text:h text:style-name="P18" text:outline-level="1">Anàlisi del rendiment</text:h>
      <text:p text:style-name="P13"/>
      <text:h text:style-name="P19" text:outline-level="1">Consideracions</text:h>
      <text:p text:style-name="P15"><text:span text:style-name="T10">Hem utilitzat </text:span><text:span text:style-name="T9">variables compartides per a la sincronització</text:span><text:span text:style-name="T10"> per assegurar una execució determinista, </text:span><text:span text:style-name="T9">però degut a que no tenen tanta precisió com un mutex o un bloc syncronized, és possible que </text:span><text:span text:style-name="T11">es segueixin donant errors, però molt més rarament</text:span><text:span text:style-name="T10">.</text:span></text:p>
      <text:p text:style-name="P14">Per a cancel·lar els fils en cas d’error, ens hem assegurat de que els fils són daemons, de manera que en cas d’error sol fa falta realitzar un exit del fil principal, que es realitza un cop detectat l’err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Source Code Pro Light" svg:font-family="'Source Code Pro Light'"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officeooo:rsid="0016555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de" style:family="paragraph" style:parent-style-name="Text_20_body">
      <style:text-properties style:font-name="Source Code Pro Light" fo:font-family="'Source Code Pro Light'" style:font-style-name="Light" style:font-pitch="fixed" fo:font-size="10.5pt" style:font-size-asian="10.5pt"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14:44:39.666980178</meta:creation-date>
    <dc:date>2020-11-27T11:52:15.216957510</dc:date>
    <meta:editing-duration>PT1H11M19S</meta:editing-duration>
    <meta:editing-cycles>24</meta:editing-cycles>
    <meta:generator>LibreOffice/6.4.4.2$Linux_X86_64 LibreOffice_project/3d775be2011f3886db32dfd395a6a6d1ca2630ff</meta:generator>
    <meta:document-statistic meta:table-count="0" meta:image-count="0" meta:object-count="0" meta:page-count="5" meta:paragraph-count="44" meta:word-count="598" meta:character-count="3601" meta:non-whitespace-character-count="3006"/>
  </office:meta>
</office:document-meta>
</file>